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">
      <style:paragraph-properties fo:text-align="start" style:justify-single-word="false" style:text-autospace="none" style:writing-mode="lr-tb"/>
      <style:text-properties style:use-window-font-color="true" fo:font-size="12pt" fo:language="none" fo:country="none" style:letter-kerning="true" style:font-name-asian="Lucida Sans1" style:font-size-asian="12pt" style:language-asian="hi" style:country-asian="I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signed by Trusted Person.</text:p>
      <text:p text:style-name="P1"/>
      <text:p text:style-name="P1">Signature timestamp was changed by Attack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Gothic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dex_20__28_user_29_" style:display-name="Index (user)" style:family="paragraph" style:parent-style-name="Default_20_Text">
      <style:paragraph-properties fo:text-align="start" style:justify-single-word="false" style:writing-mode="page"/>
      <style:text-properties style:use-window-font-color="true" fo:font-size="12pt" fo:language="en" fo:country="none" style:letter-kerning="true" style:font-name-asian="Lucida Sans" style:font-size-asian="12pt" style:language-asian="zxx" style:country-asian="none" style:font-size-complex="12pt"/>
    </style:style>
    <style:style style:name="Caption_20__28_user_29_" style:display-name="Caption (user)" style:family="paragraph" style:parent-style-name="Default_20_Text">
      <style:paragraph-properties fo:margin-top="0.0835in" fo:margin-bottom="0.0835in" fo:text-align="start" style:justify-single-word="false" style:writing-mode="page"/>
      <style:text-properties style:use-window-font-color="true" fo:language="en" fo:country="none" fo:font-style="italic" style:letter-kerning="true" style:font-name-asian="Lucida Sans" style:language-asian="zxx" style:country-asian="none" style:font-style-asian="italic" style:font-style-complex="italic"/>
    </style:style>
    <style:style style:name="Text_20_Body" style:display-name="Text Body" style:family="paragraph" style:parent-style-name="Default_20_Text">
      <style:paragraph-properties fo:margin-top="0in" fo:margin-bottom="0.0972in" fo:line-height="115%" fo:text-align="start" style:justify-single-word="false" style:writing-mode="page"/>
      <style:text-properties style:use-window-font-color="true" fo:font-size="12pt" fo:language="en" fo:country="none" style:letter-kerning="true" style:font-name-asian="Lucida Sans Unicode" style:font-size-asian="12pt" style:language-asian="zxx" style:country-asian="none" style:font-size-complex="12pt"/>
    </style:style>
    <style:style style:name="Heading_20__28_user_29_" style:display-name="Heading (user)" style:family="paragraph" style:parent-style-name="Default_20_Text" style:next-style-name="Text_20_Body">
      <style:paragraph-properties fo:margin-top="0.1665in" fo:margin-bottom="0.0835in" fo:text-align="start" style:justify-single-word="false" fo:keep-with-next="always" style:writing-mode="page"/>
      <style:text-properties style:use-window-font-color="true" style:font-name="Liberation Sans" fo:font-size="14pt" fo:language="en" fo:country="none" style:letter-kerning="true" style:font-size-asian="14pt" style:language-asian="zxx" style:country-asian="non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1-06-08T12:08:19.48</meta:creation-date>
    <meta:document-statistic meta:table-count="0" meta:image-count="0" meta:object-count="0" meta:page-count="1" meta:paragraph-count="2" meta:word-count="11" meta:character-count="78"/>
    <dc:date>2021-06-08T12:08:40.76</dc:date>
    <meta:editing-duration>PT00H00M22S</meta:editing-duration>
    <meta:editing-cycles>1</meta:editing-cycles>
    <meta:generator>IBM_Lotus_Symphony/3.0$Win32 OpenOffice.org_project/310m11$Build-939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7009000a400b6003a000b0049001e00bf007100c6002f009c003e002d004b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Y5KVV1d4/81g29i9mC+1DoGH4o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7PcDf2O/4V7U0k5MWI966WALOW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/vXaYpKJrKKF6fJQ+x6bxT0/L8k=</DigestValue>
      </Reference>
      <Reference URI="Thumbnails/thumbnail.png">
        <DigestMethod Algorithm="http://www.w3.org/2000/09/xmldsig#sha1"/>
        <DigestValue>TWQkZ5a9LLqMTAZbGqfs9oQeJ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V6Qi2LljeVHzSsDbWsJIrUbVSt8=</DigestValue>
      </Reference>
      <Reference URI="#ID_00f300bb001000f3004700f90044006c009900c5005c00d000e7000b00e40039">
        <DigestMethod Algorithm="http://www.w3.org/2000/09/xmldsig#sha1"/>
        <DigestValue>mJyDbKD+MmYGNU+xslvQPRYkEXg=</DigestValue>
      </Reference>
    </SignedInfo>
    <SignatureValue>WP+zLhaabHN5Jo4ZaUMu98eXRkUDW3NH3CbAvie8KuGmKgWEymLiWJtMDxN48MV9
/bjQxLKqQnTdyAqQMiYNc/xU5yQGdzEQ2pSqUbRqeOmbh48NOGszun3WDZ3l7uEZ
MpOcPIdkj9nd6w9CuRSO/slw7pb9eSGgXTJUWFsAHVi/T40XPGeJY0RS6bnJM0r0
1K0g0A0p6nk2tc+mWWCs0bD4Z1zadI4QQs5BjnQIznF/2RX9MB0PeUwWzmTjSTDq
JYyafpFphUWtv4ETihV8xb4c2kK8m6SkDaia1ixlNj8IvXoTJ2xRhpmy4Z2xwxX6
O+m5n4KrT0p3AUWM3KiU2Q==</SignatureValue>
    <KeyInfo>
      <X509Data>
        <X509IssuerSerial>
          <X509IssuerName>CN=WISeKey CertifyID Personal GB CA 4,O=WISeKey,C=CH</X509IssuerName>
          <X509SerialNumber>507518700802045552005776449165054938161464526730</X509SerialNumber>
        </X509IssuerSerial>
        <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509Certificate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f300bb001000f3004700f90044006c009900c5005c00d000e7000b00e40039" Target="#ID_00b7009000a400b6003a000b0049001e00bf007100c6002f009c003e002d004b">
          <dc:date xmlns:dc="http://purl.org/dc/elements/1.1/">2022-02-10T17:13:41,26</dc:date>
        </SignatureProperty>
      </SignatureProperties>
    </Object>
  </Signature>
</document-signatures>
</file>